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-color="#ffd320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6" style:family="paragraph">
      <style:paragraph-properties fo:text-align="center"/>
      <style:text-properties fo:font-size="12pt"/>
    </style:style>
    <style:style style:name="P7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T5" style:family="text">
      <style:text-properties fo:font-size="10pt" fo:font-weight="bold" style:font-size-asian="10pt" style:font-weight-asian="bold" style:font-size-complex="10pt" style:font-weight-complex="bold"/>
    </style:style>
    <style:style style:name="T6" style:family="text">
      <style:text-properties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size="12pt" fo:font-weight="bold" style:font-weight-asian="bold" style:font-weight-complex="bold"/>
    </style:style>
    <style:style style:name="gr1" style:family="graphic">
      <style:graphic-properties svg:stroke-width="0.101cm" draw:marker-start-width="0.649cm" draw:marker-end="Arrow" draw:marker-end-width="0.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411cm" fo:min-width="2.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d320" draw:textarea-horizontal-align="justify" draw:textarea-vertical-align="middle" draw:auto-grow-height="false" fo:min-height="4.359cm" fo:min-width="2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4.694cm" fo:min-width="3.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d320" draw:textarea-horizontal-align="justify" draw:textarea-vertical-align="middle" draw:auto-grow-height="false" fo:min-height="4.673cm" fo:min-width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4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049cm" draw:marker-start="Arrow" draw:marker-start-width="0.199cm" draw:marker-end="Arrow" draw:marker-end-width="0.19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line text:anchor-type="paragraph" draw:z-index="0" draw:name="Forme1" draw:style-name="gr1" draw:text-style-name="P1" svg:x1="-0.377cm" svg:y1="7.13cm" svg:x2="5.206cm" svg:y2="7.13cm"><text:p/></draw:line><draw:line text:anchor-type="paragraph" draw:z-index="1" draw:name="Forme1" draw:style-name="gr1" draw:text-style-name="P1" svg:x1="7.878cm" svg:y1="7.103cm" svg:x2="13.461cm" svg:y2="7.103cm"><text:p/></draw:line><draw:line text:anchor-type="paragraph" draw:z-index="2" draw:name="Forme1" draw:style-name="gr1" draw:text-style-name="P1" svg:x1="-0.378cm" svg:y1="7.13cm" svg:x2="-0.404cm" svg:y2="0.912cm"><text:p/></draw:line><draw:line text:anchor-type="paragraph" draw:z-index="3" draw:name="Forme1" draw:style-name="gr1" draw:text-style-name="P1" svg:x1="7.878cm" svg:y1="7.103cm" svg:x2="7.878cm" svg:y2="0.806cm"><text:p/></draw:line><draw:frame text:anchor-type="paragraph" draw:z-index="4" draw:name="Forme2" draw:style-name="gr2" draw:text-style-name="P2" svg:width="2.879cm" svg:height="0.597cm" svg:x="-1.647cm" svg:y="0.383cm"><draw:text-box><text:p>Débit (MByte/S)</text:p></draw:text-box></draw:frame><draw:frame text:anchor-type="paragraph" draw:z-index="5" draw:name="Forme2" draw:style-name="gr3" draw:text-style-name="P2" svg:width="2.971cm" svg:height="0.53cm" svg:x="6.634cm" svg:y="0.383cm"><draw:text-box><text:p>Débit (MByte/S)</text:p></draw:text-box></draw:frame><draw:frame text:anchor-type="paragraph" draw:z-index="6" draw:name="Forme2" draw:style-name="gr4" draw:text-style-name="P3" svg:width="1.959cm" svg:height="0.636cm" svg:x="5.205cm" svg:y="6.918cm"><draw:text-box><text:p><text:span text:style-name="T1">Temps (S)</text:span></text:p></draw:text-box></draw:frame><draw:frame text:anchor-type="paragraph" draw:z-index="7" draw:name="Forme2" draw:style-name="gr5" draw:text-style-name="P3" svg:width="1.932cm" svg:height="0.489cm" svg:x="13.54cm" svg:y="6.733cm"><draw:text-box><text:p><text:span text:style-name="T1">Temps (S)</text:span></text:p></draw:text-box></draw:frame><draw:custom-shape text:anchor-type="paragraph" draw:z-index="8" draw:name="Forme4" draw:style-name="gr6" svg:width="2.091cm" svg:height="0.412cm" svg:x="0.028cm" svg:y="6.586cm"><text:p><text:span text:style-name="T2"><text:s text:c="2"/></text:span><text:span text:style-name="T3">Utilisateur 1</text:span></text:p><draw:enhanced-geometry svg:viewBox="0 0 21600 21600" draw:type="rectangle" draw:enhanced-path="M 0 0 L 21600 0 21600 21600 0 21600 0 0 Z N"/></draw:custom-shape><draw:custom-shape text:anchor-type="paragraph" draw:z-index="9" draw:name="Forme4" draw:style-name="gr7" draw:text-style-name="P4" svg:width="2.107cm" svg:height="4.359cm" svg:x="2.288cm" svg:y="2.602cm"><text:p><text:span text:style-name="T4"><text:s text:c="4"/></text:span></text:p><text:p><text:span text:style-name="T5"/></text:p><text:p><text:span text:style-name="T5"/></text:p><text:p><text:span text:style-name="T5"/></text:p><text:p><text:span text:style-name="T5"/></text:p><text:p><text:span text:style-name="T5"/></text:p><text:p><text:span text:style-name="T5"><text:s/></text:span><text:span text:style-name="T6">Utilisateur2</text:span></text:p><text:p><text:span text:style-name="T5"/></text:p><text:p><text:span text:style-name="T5"/></text:p><text:p><text:span text:style-name="T5"/></text:p><text:p><text:span text:style-name="T2"><text:s text:c="2"/></text:span></text:p><draw:enhanced-geometry svg:viewBox="0 0 21600 21600" draw:type="rectangle" draw:enhanced-path="M 0 0 L 21600 0 21600 21600 0 21600 0 0 Z N"/></draw:custom-shape><draw:custom-shape text:anchor-type="paragraph" draw:z-index="10" draw:name="Forme4" draw:style-name="gr8" svg:width="3.601cm" svg:height="4.694cm" svg:x="8.363cm" svg:y="2.24cm"><text:p><text:span text:style-name="T4"><text:s text:c="6"/></text:span><text:span text:style-name="T2"><text:s/></text:span><text:span text:style-name="T2">Utilisateur 1</text:span></text:p><draw:enhanced-geometry svg:viewBox="0 0 21600 21600" draw:type="rectangle" draw:enhanced-path="M 0 0 L 21600 0 21600 21600 0 21600 0 0 Z N"/></draw:custom-shape><draw:custom-shape text:anchor-type="paragraph" draw:z-index="11" draw:name="Forme4" draw:style-name="gr9" draw:text-style-name="P4" svg:width="0.608cm" svg:height="4.673cm" svg:x="12.121cm" svg:y="2.208cm"><text:p><text:span text:style-name="T2"><text:s/></text:span><text:span text:style-name="T2">Ut2</text:span></text:p><draw:enhanced-geometry svg:viewBox="0 0 21600 21600" draw:type="rectangle" draw:enhanced-path="M 0 0 L 21600 0 21600 21600 0 21600 0 0 Z N"/></draw:custom-shape><draw:frame text:anchor-type="paragraph" draw:z-index="12" draw:name="Forme2" draw:style-name="gr3" draw:text-style-name="P5" svg:width="3.202cm" svg:height="0.53cm" svg:x="0.707cm" svg:y="8.135cm"><draw:text-box><text:p><text:span text:style-name="T7">Équité en temps</text:span></text:p></draw:text-box></draw:frame><draw:frame text:anchor-type="paragraph" draw:z-index="13" draw:name="Forme2" draw:style-name="gr10" draw:text-style-name="P5" svg:width="3.335cm" svg:height="0.551cm" svg:x="9.359cm" svg:y="8.162cm"><draw:text-box><text:p><text:span text:style-name="T7">Équité en accès</text:span></text:p></draw:text-box></draw:frame><draw:frame text:anchor-type="paragraph" draw:z-index="14" draw:name="Forme2" draw:style-name="gr5" draw:text-style-name="P3" svg:width="0.391cm" svg:height="0.489cm" svg:x="7.382cm" svg:y="2.034cm"><draw:text-box><text:p><text:span text:style-name="T1">9</text:span></text:p></draw:text-box></draw:frame><draw:frame text:anchor-type="paragraph" draw:z-index="15" draw:name="Forme2" draw:style-name="gr11" draw:text-style-name="P3" svg:width="0.541cm" svg:height="0.489cm" svg:x="-1.102cm" svg:y="5.824cm"><draw:text-box><text:p><text:span text:style-name="T1">10</text:span></text:p></draw:text-box></draw:frame><draw:line text:anchor-type="paragraph" draw:z-index="17" draw:name="Forme3" draw:style-name="gr12" draw:text-style-name="P1" svg:x1="-0.377cm" svg:y1="1.751cm" svg:x2="-0.112cm" svg:y2="1.751cm"><text:p/></draw:line><draw:frame text:anchor-type="paragraph" draw:z-index="18" draw:name="Forme2" draw:style-name="gr5" draw:text-style-name="P3" svg:width="0.479cm" svg:height="0.489cm" svg:x="-1.041cm" svg:y="2.342cm"><draw:text-box><text:p><text:span text:style-name="T1">50</text:span></text:p></draw:text-box></draw:frame><draw:line text:anchor-type="paragraph" draw:z-index="19" draw:name="Forme3" draw:style-name="gr12" draw:text-style-name="P1" svg:x1="7.878cm" svg:y1="5.965cm" svg:x2="8.143cm" svg:y2="5.965cm"><text:p/></draw:line><draw:line text:anchor-type="paragraph" draw:z-index="20" draw:name="Forme3" draw:style-name="gr12" draw:text-style-name="P1" svg:x1="7.878cm" svg:y1="5.965cm" svg:x2="8.143cm" svg:y2="5.965cm"><text:p/></draw:line><draw:line text:anchor-type="paragraph" draw:z-index="21" draw:name="Forme3" draw:style-name="gr12" draw:text-style-name="P1" svg:x1="7.878cm" svg:y1="5.965cm" svg:x2="8.143cm" svg:y2="5.965cm"><text:p/></draw:line><draw:line text:anchor-type="paragraph" draw:z-index="22" draw:name="Forme3" draw:style-name="gr12" draw:text-style-name="P1" svg:x1="7.878cm" svg:y1="6.442cm" svg:x2="8.143cm" svg:y2="6.442cm"><text:p/></draw:line><draw:frame text:anchor-type="paragraph" draw:z-index="23" draw:name="Forme5" draw:style-name="gr13" draw:text-style-name="P7" svg:width="2.038cm" svg:height="0.408cm" svg:x="-0.014cm" svg:y="7.675cm"><draw:text-box><text:p><text:span text:style-name="T5">1/2 <text:s/>Seconde</text:span></text:p></draw:text-box></draw:frame><draw:frame text:anchor-type="paragraph" draw:z-index="24" draw:name="Forme5" draw:style-name="gr13" draw:text-style-name="P7" svg:width="2.038cm" svg:height="0.408cm" svg:x="2.427cm" svg:y="7.728cm"><draw:text-box><text:p><text:span text:style-name="T5">1/2 <text:s/>Seconde</text:span></text:p></draw:text-box></draw:frame><draw:frame text:anchor-type="paragraph" draw:z-index="25" draw:name="Forme5" draw:style-name="gr14" draw:text-style-name="P7" svg:width="2.354cm" svg:height="0.44cm" svg:x="8.908cm" svg:y="7.534cm"><draw:text-box><text:p><text:span text:style-name="T5">10/11 <text:s/>Seconde</text:span></text:p></draw:text-box></draw:frame><draw:line text:anchor-type="paragraph" draw:z-index="27" draw:name="Forme6" draw:style-name="gr16" draw:text-style-name="P1" svg:x1="12.042cm" svg:y1="7.373cm" svg:x2="12.931cm" svg:y2="7.373cm"><text:p/></draw:line><draw:line text:anchor-type="paragraph" draw:z-index="28" draw:name="Forme6" draw:style-name="gr16" draw:text-style-name="P1" svg:x1="8.389cm" svg:y1="7.375cm" svg:x2="12.042cm" svg:y2="7.373cm"><text:p/></draw:line><draw:line text:anchor-type="paragraph" draw:z-index="29" draw:name="Forme6" draw:style-name="gr16" draw:text-style-name="P1" svg:x1="2.304cm" svg:y1="7.558cm" svg:x2="4.465cm" svg:y2="7.558cm"><text:p/></draw:line><draw:line text:anchor-type="paragraph" draw:z-index="30" draw:name="Forme6" draw:style-name="gr16" draw:text-style-name="P1" svg:x1="0.002cm" svg:y1="7.532cm" svg:x2="2.136cm" svg:y2="7.532cm"><text:p/></draw:line><draw:frame text:anchor-type="paragraph" draw:z-index="26" draw:name="Forme5" draw:style-name="gr15" draw:text-style-name="P7" svg:width="2.197cm" svg:height="0.472cm" svg:x="11.883cm" svg:y="7.505cm"><draw:text-box><text:p><text:span text:style-name="T5">1/11 <text:s/>Seconde</text:span></text:p></draw:text-box></draw:frame><draw:line text:anchor-type="paragraph" draw:z-index="31" draw:name="Forme3" draw:style-name="gr12" draw:text-style-name="P1" svg:x1="7.878cm" svg:y1="5.374cm" svg:x2="8.143cm" svg:y2="5.374cm"><text:p/></draw:line><draw:line text:anchor-type="paragraph" draw:z-index="16" draw:name="Forme3" draw:style-name="gr12" draw:text-style-name="P6" svg:x1="-0.377cm" svg:y1="4.297cm" svg:x2="-0.11cm" svg:y2="4.297cm"><text:p/></draw:line><draw:line text:anchor-type="paragraph" draw:z-index="32" draw:name="Forme3" draw:style-name="gr12" draw:text-style-name="P6" svg:x1="-0.378cm" svg:y1="5.179cm" svg:x2="-0.108cm" svg:y2="5.179cm"><text:p/></draw:line><draw:line text:anchor-type="paragraph" draw:z-index="33" draw:name="Forme3" draw:style-name="gr12" draw:text-style-name="P6" svg:x1="-0.377cm" svg:y1="6.124cm" svg:x2="-0.11cm" svg:y2="6.124cm"><text:p/></draw:line><draw:line text:anchor-type="paragraph" draw:z-index="34" draw:name="Forme3" draw:style-name="gr12" draw:text-style-name="P6" svg:x1="-0.377cm" svg:y1="3.446cm" svg:x2="-0.11cm" svg:y2="3.446cm"><text:p/></draw:line><draw:line text:anchor-type="paragraph" draw:z-index="35" draw:name="Forme3" draw:style-name="gr12" draw:text-style-name="P6" svg:x1="-0.377cm" svg:y1="2.612cm" svg:x2="-0.11cm" svg:y2="2.612cm"><text:p/></draw:line><draw:line text:anchor-type="paragraph" draw:z-index="36" draw:name="Forme3" draw:style-name="gr12" draw:text-style-name="P1" svg:x1="7.878cm" svg:y1="4.792cm" svg:x2="8.143cm" svg:y2="4.792cm"><text:p/></draw:line><draw:line text:anchor-type="paragraph" draw:z-index="37" draw:name="Forme3" draw:style-name="gr12" draw:text-style-name="P1" svg:x1="7.878cm" svg:y1="4.302cm" svg:x2="8.143cm" svg:y2="4.302cm"><text:p/></draw:line><draw:line text:anchor-type="paragraph" draw:z-index="38" draw:name="Forme3" draw:style-name="gr12" draw:text-style-name="P1" svg:x1="7.878cm" svg:y1="3.785cm" svg:x2="8.143cm" svg:y2="3.785cm"><text:p/></draw:line><draw:line text:anchor-type="paragraph" draw:z-index="39" draw:name="Forme3" draw:style-name="gr12" draw:text-style-name="P1" svg:x1="7.878cm" svg:y1="3.264cm" svg:x2="8.143cm" svg:y2="3.264cm"><text:p/></draw:line><draw:line text:anchor-type="paragraph" draw:z-index="40" draw:name="Forme3" draw:style-name="gr12" draw:text-style-name="P1" svg:x1="7.878cm" svg:y1="5.374cm" svg:x2="8.143cm" svg:y2="5.374cm"><text:p/></draw:line><draw:line text:anchor-type="paragraph" draw:z-index="41" draw:name="Forme3" draw:style-name="gr12" draw:text-style-name="P1" svg:x1="7.878cm" svg:y1="2.792cm" svg:x2="8.143cm" svg:y2="2.792cm"><text:p/></draw:line><draw:line text:anchor-type="paragraph" draw:z-index="42" draw:name="Forme3" draw:style-name="gr12" draw:text-style-name="P1" svg:x1="7.878cm" svg:y1="2.319cm" svg:x2="8.143cm" svg:y2="2.319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8cm" fo:page-height="9.7cm" style:num-format="1" style:print-orientation="portrait" fo:margin-top="0cm" fo:margin-bottom="0cm" fo:margin-left="1.799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8:17:11.930466998</meta:creation-date>
    <dc:date>2019-02-14T15:12:51.637418883</dc:date>
    <meta:editing-duration>PT25M25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